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Regular" style:font-family-generic="swiss" style:font-pitch="variable"/>
    <style:font-face style:name="Lohit Devanagari" svg:font-family="'Lohit Devanagari'"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3924in" style:rel-column-width="12168*"/>
    </style:style>
    <style:style style:name="Table3.B" style:family="table-column">
      <style:table-column-properties style:column-width="2.8625in" style:rel-column-width="25012*"/>
    </style:style>
    <style:style style:name="Table3.C" style:family="table-column">
      <style:table-column-properties style:column-width="3.2451in" style:rel-column-width="2835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ring Functions </text:p>
      <text:p text:style-name="Standard"/>
      <text:p text:style-name="Standard">Creating and using strings in your application will often consist of manipulating those strings and FreeBasic has a rich set of string functions, which are listed in the following table. </text:p>
      <text:p text:style-name="Standard"/>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Standard">Function</text:p>
            </table:table-cell>
            <table:table-cell table:style-name="Table3.A1" office:value-type="string">
              <text:p text:style-name="Standard">Syntax </text:p>
            </table:table-cell>
            <table:table-cell table:style-name="Table3.C1" office:value-type="string">
              <text:p text:style-name="Standard">Comment </text:p>
            </table:table-cell>
          </table:table-row>
        </table:table-header-rows>
        <table:table-row>
          <table:table-cell table:style-name="Table3.A2" office:value-type="string">
            <text:p text:style-name="Standard">Asc</text:p>
          </table:table-cell>
          <table:table-cell table:style-name="Table3.A2" office:value-type="string">
            <text:p text:style-name="Standard">B = Asc(string)</text:p>
            <text:p text:style-name="Standard">B = Asc(string, position) </text:p>
          </table:table-cell>
          <table:table-cell table:style-name="Table3.C2" office:value-type="string">
            <text:p text:style-name="Standard">Returns the character code of the first character in a string as a uninteger, or the character code of character at position. </text:p>
          </table:table-cell>
        </table:table-row>
        <table:table-row>
          <table:table-cell table:style-name="Table3.A2" office:value-type="string">
            <text:p text:style-name="Standard">Bin </text:p>
          </table:table-cell>
          <table:table-cell table:style-name="Table3.A2" office:value-type="string">
            <text:p text:style-name="Standard">B = Bin(number) </text:p>
            <text:p text:style-name="Standard">B = Bin(number, digits) </text:p>
          </table:table-cell>
          <table:table-cell table:style-name="Table3.C2" office:value-type="string">
            <text:p text:style-name="Standard">Returns the binary form of number as a string. Can optionally return only number of digits. </text:p>
          </table:table-cell>
        </table:table-row>
        <table:table-row>
          <table:table-cell table:style-name="Table3.A2" office:value-type="string">
            <text:p text:style-name="Standard">Chr</text:p>
          </table:table-cell>
          <table:table-cell table:style-name="Table3.A2" office:value-type="string">
            <text:p text:style-name="Standard">B = Chr(code) </text:p>
            <text:p text:style-name="Standard">B = Chr(code, code, ...) </text:p>
          </table:table-cell>
          <table:table-cell table:style-name="Table3.C2" office:value-type="string">
            <text:p text:style-name="Standard">Returns the character represented by ASCII Code. If multiple codes are passed to Chr, the function will return a string of characters. </text:p>
          </table:table-cell>
        </table:table-row>
        <table:table-row>
          <table:table-cell table:style-name="Table3.A2" office:value-type="string">
            <text:p text:style-name="Standard">Hex</text:p>
          </table:table-cell>
          <table:table-cell table:style-name="Table3.A2" office:value-type="string">
            <text:p text:style-name="Standard">B = Hex(number) </text:p>
            <text:p text:style-name="Standard">B = Hex(number, digits) </text:p>
          </table:table-cell>
          <table:table-cell table:style-name="Table3.C2" office:value-type="string">
            <text:p text:style-name="Standard">Returns the hexadecimal form of number as a string.Can optionally return only number of digits. </text:p>
          </table:table-cell>
        </table:table-row>
        <table:table-row>
          <table:table-cell table:style-name="Table3.A2" office:value-type="string">
            <text:p text:style-name="Standard">Instr</text:p>
          </table:table-cell>
          <table:table-cell table:style-name="Table3.A2" office:value-type="string">
            <text:p text:style-name="Standard">B = Instr(string, substring) </text:p>
            <text:p text:style-name="Standard">B = Instr(start, string, </text:p>
          </table:table-cell>
          <table:table-cell table:style-name="Table3.C2" office:value-type="string">
            <text:p text:style-name="Standard">Will accept an optional start position. If substring is not found, 0 is returned. Returns the position of substring within string as an substring) integer. </text:p>
          </table:table-cell>
        </table:table-row>
        <table:table-row>
          <table:table-cell table:style-name="Table3.A2" office:value-type="string">
            <text:p text:style-name="Standard">Lcase</text:p>
          </table:table-cell>
          <table:table-cell table:style-name="Table3.A2" office:value-type="string">
            <text:p text:style-name="Standard">B = Lcase(string) </text:p>
          </table:table-cell>
          <table:table-cell table:style-name="Table3.C2" office:value-type="string">
            <text:p text:style-name="Standard">Converts string to all lowercase. </text:p>
          </table:table-cell>
        </table:table-row>
        <table:table-row>
          <table:table-cell table:style-name="Table3.A2" office:value-type="string">
            <text:p text:style-name="Standard">Left</text:p>
          </table:table-cell>
          <table:table-cell table:style-name="Table3.A2" office:value-type="string">
            <text:p text:style-name="Standard">B = Left(string, number)</text:p>
          </table:table-cell>
          <table:table-cell table:style-name="Table3.C2" office:value-type="string">
            <text:p text:style-name="Standard"><text:s/>Returns the leftmost number of characters from string. </text:p>
          </table:table-cell>
        </table:table-row>
        <table:table-row>
          <table:table-cell table:style-name="Table3.A2" office:value-type="string">
            <text:p text:style-name="Standard">Len</text:p>
          </table:table-cell>
          <table:table-cell table:style-name="Table3.A2" office:value-type="string">
            <text:p text:style-name="Standard">B = Len(string) </text:p>
            <text:p text:style-name="Standard">B = Len(data_type)</text:p>
          </table:table-cell>
          <table:table-cell table:style-name="Table3.C2" office:value-type="string">
            <text:p text:style-name="Standard"><text:s/>Returns the length of a string or the length of a numeric data type. </text:p>
          </table:table-cell>
        </table:table-row>
        <table:table-row>
          <table:table-cell table:style-name="Table3.A2" office:value-type="string">
            <text:p text:style-name="Standard">Lset</text:p>
          </table:table-cell>
          <table:table-cell table:style-name="Table3.A2" office:value-type="string">
            <text:p text:style-name="Standard">Lset(string_variable, string) </text:p>
          </table:table-cell>
          <table:table-cell table:style-name="Table3.C2" office:value-type="string">
            <text:p text:style-name="Standard">Left justifies string within string variable. </text:p>
          </table:table-cell>
        </table:table-row>
        <table:table-row>
          <table:table-cell table:style-name="Table3.A2" office:value-type="string">
            <text:p text:style-name="Standard">Ltrim</text:p>
          </table:table-cell>
          <table:table-cell table:style-name="Table3.A2" office:value-type="string">
            <text:p text:style-name="Standard">B = Ltrim(string) </text:p>
            <text:p text:style-name="Standard">B = Ltrim(string, trimset) </text:p>
            <text:p text:style-name="Standard">B = Ltrim(string, ANY trimset) </text:p>
          </table:table-cell>
          <table:table-cell table:style-name="Table3.C2" office:value-type="string">
            <text:p text:style-name="Standard">The first format will trim all spaces from left side of string. The second format will trim characters from left side of string if they exactly match trimset. The third format will trim characters from left side of string if they match any in trimset. </text:p>
          </table:table-cell>
        </table:table-row>
        <table:table-row>
          <table:table-cell table:style-name="Table3.A2" office:value-type="string">
            <text:p text:style-name="Standard">Mid (Function) </text:p>
          </table:table-cell>
          <table:table-cell table:style-name="Table3.A2" office:value-type="string">
            <text:p text:style-name="Standard">B = Mid(string, start) </text:p>
            <text:p text:style-name="Standard">B = Mid(string, start, length) </text:p>
          </table:table-cell>
          <table:table-cell table:style-name="Table3.C2" office:value-type="string">
            <text:p text:style-name="Standard">Returns a substring from string starting at start to the end of the string, or of length. </text:p>
          </table:table-cell>
        </table:table-row>
        <table:table-row>
          <table:table-cell table:style-name="Table3.A2" office:value-type="string">
            <text:p text:style-name="Standard">Mid (Statement) </text:p>
          </table:table-cell>
          <table:table-cell table:style-name="Table3.A2" office:value-type="string">
            <text:p text:style-name="Standard">Mid(string, start) = B</text:p>
            <text:p text:style-name="Standard">Mid(string, start, length) = B </text:p>
          </table:table-cell>
          <table:table-cell table:style-name="Table3.C2" office:value-type="string">
            <text:p text:style-name="Standard">Copies contents of B into string starting at start for length. The current characters in string are replaced. If no length is given, all of B is inserted. </text:p>
          </table:table-cell>
        </table:table-row>
        <text:soft-page-break/>
        <table:table-row>
          <table:table-cell table:style-name="Table3.A2" office:value-type="string">
            <text:p text:style-name="Standard">Oct </text:p>
          </table:table-cell>
          <table:table-cell table:style-name="Table3.A2" office:value-type="string">
            <text:p text:style-name="Standard">B = Oct(number) </text:p>
            <text:p text:style-name="Standard">B = Oct(number, digits)</text:p>
          </table:table-cell>
          <table:table-cell table:style-name="Table3.C2" office:value-type="string">
            <text:p text:style-name="Standard"><text:s/>Returns the octal form of number as a string. Can optionally return only number of digits. Right B = Right(string, number) Returns the rightmost number of characters from string. </text:p>
          </table:table-cell>
        </table:table-row>
        <table:table-row>
          <table:table-cell table:style-name="Table3.A2" office:value-type="string">
            <text:p text:style-name="Standard">Rset </text:p>
          </table:table-cell>
          <table:table-cell table:style-name="Table3.A2" office:value-type="string">
            <text:p text:style-name="Standard">Rset(string_variable, string) </text:p>
          </table:table-cell>
          <table:table-cell table:style-name="Table3.C2" office:value-type="string">
            <text:p text:style-name="Standard">Right justifies string within string variable. </text:p>
          </table:table-cell>
        </table:table-row>
        <table:table-row>
          <table:table-cell table:style-name="Table3.A2" office:value-type="string">
            <text:p text:style-name="Standard">Rtrim</text:p>
          </table:table-cell>
          <table:table-cell table:style-name="Table3.A2" office:value-type="string">
            <text:p text:style-name="Standard">B = Rtrim(string) </text:p>
            <text:p text:style-name="Standard">B = Rtrim(string, trimset) </text:p>
            <text:p text:style-name="Standard">B = Rtrim(string, ANYtrimset) </text:p>
          </table:table-cell>
          <table:table-cell table:style-name="Table3.C2" office:value-type="string">
            <text:p text:style-name="Standard">The first format will trim all spaces from right side of string. The second format will trim characters from right side of string if they exactly match trimset. The third format will trim characters from right side of string. if they match any in trimset. </text:p>
          </table:table-cell>
        </table:table-row>
        <table:table-row>
          <table:table-cell table:style-name="Table3.A2" office:value-type="string">
            <text:p text:style-name="Standard">Space </text:p>
          </table:table-cell>
          <table:table-cell table:style-name="Table3.A2" office:value-type="string">
            <text:p text:style-name="Standard">B = Space(number) <text:s/></text:p>
          </table:table-cell>
          <table:table-cell table:style-name="Table3.C2" office:value-type="string">
            <text:p text:style-name="Standard">Returns a string with number of spaces.</text:p>
          </table:table-cell>
        </table:table-row>
        <table:table-row>
          <table:table-cell table:style-name="Table3.A2" office:value-type="string">
            <text:p text:style-name="Standard">String </text:p>
          </table:table-cell>
          <table:table-cell table:style-name="Table3.A2" office:value-type="string">
            <text:p text:style-name="Standard">B = String(number, code) </text:p>
            <text:p text:style-name="Standard">B = String(number, string) </text:p>
          </table:table-cell>
          <table:table-cell table:style-name="Table3.C2" office:value-type="string">
            <text:p text:style-name="Standard">String will return a string with number of characters that correspond to the ascii character code or the first character of string. </text:p>
          </table:table-cell>
        </table:table-row>
        <table:table-row>
          <table:table-cell table:style-name="Table3.A2" office:value-type="string">
            <text:p text:style-name="Standard">Trim </text:p>
          </table:table-cell>
          <table:table-cell table:style-name="Table3.A2" office:value-type="string">
            <text:p text:style-name="Standard">B = Trim(string) </text:p>
            <text:p text:style-name="Standard">B = Trim(string, trimset) </text:p>
            <text:p text:style-name="Standard">B = Trim(string, ANYtrimset) </text:p>
          </table:table-cell>
          <table:table-cell table:style-name="Table3.C2" office:value-type="string">
            <text:p text:style-name="Standard">The first format will trim all spaces from left and right side of string. The second format will trim characters from left and right side of string. if they exactly match trimset. The third format will trim characters from left and right side of string if they match any in trimset.</text:p>
          </table:table-cell>
        </table:table-row>
        <table:table-row>
          <table:table-cell table:style-name="Table3.A2" office:value-type="string">
            <text:p text:style-name="Standard">Ucase </text:p>
          </table:table-cell>
          <table:table-cell table:style-name="Table3.A2" office:value-type="string">
            <text:p text:style-name="Standard">B = Ucase(string) </text:p>
          </table:table-cell>
          <table:table-cell table:style-name="Table3.C2" office:value-type="string">
            <text:p text:style-name="Standard">Converts string to all uppercase. </text:p>
          </table:table-cell>
        </table:table-row>
      </table:table>
      <text:p text:style-name="Standard"/>
      <text:p text:style-name="Standard">Table 9.2: FreeBasic String Functions </text:p>
      <text:p text:style-name="Standard"/>
      <text:p text:style-name="Standard">Len Versus Sizeof </text:p>
      <text:p text:style-name="Standard"/>
      <text:p text:style-name="Standard">For numeric data types, Len and Sizeof both return the size of the data type. For string data types, Len returns the length of the string data and Sizeof returns the datatype size. The following program illustrates the differences in the two functions. </text:p>
      <text:p text:style-name="Standard"/>
      <text:p text:style-name="Standard">'declare some string variables </text:p>
      <text:p text:style-name="Standard">Dim myDynaString as String </text:p>
      <text:p text:style-name="Standard">Dim myFixedString as String * 20 </text:p>
      <text:p text:style-name="Standard">Dim myZString as ZString * 30 </text:p>
      <text:p text:style-name="Standard">Dim myWString as WString * 30 </text:p>
      <text:p text:style-name="Standard">'add some data </text:p>
      <text:p text:style-name="Standard">myDynaString = "Hello World From FreeBasic!" </text:p>
      <text:p text:style-name="Standard">myFixedString = "Hello World!" </text:p>
      <text:p text:style-name="Standard">myZString = "Hello World From FreeBasic!" </text:p>
      <text:p text:style-name="Standard"><text:soft-page-break/>myWString = "Hello World From FreeBasic!" </text:p>
      <text:p text:style-name="Standard">Print "Dynamic string: ";myDynaString </text:p>
      <text:p text:style-name="Standard">Print "Fixed string: ";myFixedString </text:p>
      <text:p text:style-name="Standard">Print "Zstring: ";myZString </text:p>
      <text:p text:style-name="Standard">Print "Wstring: ";myWString </text:p>
      <text:p text:style-name="Standard">Print </text:p>
      <text:p text:style-name="Standard">'print out the lengths of strings </text:p>
      <text:p text:style-name="Standard">Print "Length of Dynamic String is";Len(myDynaString);" byte(s)." </text:p>
      <text:p text:style-name="Standard">Print "Length of Fixed String";Len(myFixedString);" byte(s)." </text:p>
      <text:p text:style-name="Standard">Print "Length of ZString is";Len(myZString);" byte(s)." </text:p>
      <text:p text:style-name="Standard">Print "Length of WString is";Len(myWString);" byte(s)." </text:p>
      <text:p text:style-name="Standard">Print </text:p>
      <text:p text:style-name="Standard">'print out the variable size </text:p>
      <text:p text:style-name="Standard">Print "Size of Dynamic String is";SizeOf(myDynaString);" byte(s)." </text:p>
      <text:p text:style-name="Standard">Print "Size of Fixed String";SizeOf(myFixedString);" byte(s)." </text:p>
      <text:p text:style-name="Standard">Print "Size of ZString is";SizeOf(myZString);" byte(s)." </text:p>
      <text:p text:style-name="Standard">Print "Size of WString is";SizeOf(myWString);" byte(s)." </text:p>
      <text:p text:style-name="Standard">'wait for keypress </text:p>
      <text:p text:style-name="Standard">Sleep </text:p>
      <text:p text:style-name="Standard">End </text:p>
      <text:p text:style-name="Standard"/>
      <text:p text:style-name="Standard"/>
      <text:p text:style-name="Standard">Listing 9.4: strtype.bas </text:p>
      <text:p text:style-name="Standard"/>
      <text:p text:style-name="Standard"><text:tab/>Analysis: Lines 4 through 7 dimension a string of each type. Lines 10 through 13initialize the string variables with some string data. Lines 15 through 18 print out the string data for reference. Lines 22 through 25 use the Len function to print out the length of the actual string data. Lines 29 through 32 use the Sizeof function to print out the length of the data types. The program is closed in the usual manner. </text:p>
      <text:p text:style-name="Standard"/>
      <text:p text:style-name="Standard">Running the program should produce the following output. </text:p>
      <text:p text:style-name="Standard"/>
      <text:p text:style-name="Standard">Dynamic string: Hello World From FreeBasic! </text:p>
      <text:p text:style-name="Standard">Fixed string: Hello World! </text:p>
      <text:p text:style-name="Standard">Zstring: Hello World From FreeBasic! </text:p>
      <text:p text:style-name="Standard">Wstring: Hello World From FreeBasic! </text:p>
      <text:p text:style-name="Standard"/>
      <text:p text:style-name="Standard">Length of Dynamic String is 27 byte(s). </text:p>
      <text:p text:style-name="Standard">Length of Fixed String 20 byte(s). </text:p>
      <text:p text:style-name="Standard">Length of ZString is 27 byte(s). </text:p>
      <text:p text:style-name="Standard">Length of WString is 27 byte(s). </text:p>
      <text:p text:style-name="Standard"/>
      <text:p text:style-name="Standard">Size of Dynamic String is 12 byte(s). </text:p>
      <text:p text:style-name="Standard">Size of Fixed String 21 byte(s). </text:p>
      <text:p text:style-name="Standard">Size of ZString is 30 byte(s). </text:p>
      <text:p text:style-name="Standard">Size of WString is 60 byte(s). </text:p>
      <text:p text:style-name="Standard"/>
      <text:p text:style-name="Standard"/>
      <text:p text:style-name="Standard"><text:soft-page-break/>Output 9.4: Output of stringtype.bas </text:p>
      <text:p text:style-name="Standard"/>
      <text:p text:style-name="Standard">As you can see from the output, Len and Sizeof return different values. The Len function automatically dereferences the string variables and returns the length of the actual string, while the Sizeof function returns the length of the string variable itself. For a dynamic string, Sizeof returns the length of the string descriptor. The string descriptor contains a pointer to a Zstring (4 bytes), an integer containing the length of the string (4bytes) and an integer that contains the size of the current allocation (4 bytes) which total to 12 bytes. For fixed length string and for Zstrings, Sizeof returns the dimensioned sizeof the variable. For a Wstring, the size is twice the dimensioned value because a Wstring uses 16-bit characters rather than 8-bit characters. The Sizeof function is useful for </text:p>
      <text:p text:style-name="Standard">determining the allocation size of fixed length strings, fixed allocation Zstrings and fixed allocation Wstrings so that you do not inadvertently lose data by trying to initialize the variable with more data than it can hold. Dynamic strings can contain variable length data so Sizeof is rarely used with dynamic strings. </text:p>
      <text:p text:style-name="Standard"/>
      <text:p text:style-name="Standard">Using String Functions with Zstring Pointers </text:p>
      <text:p text:style-name="Standard"/>
      <text:p text:style-name="Standard">There will be times when you will need to use a string function with a Zstring pointer. If you try to use the pointer with directly with a string function you will receive a Type Mismatch error from the compiler. What you need to do is to dereference the pointer when passing the Zstring to a string function so that the function can access the string data directly. The following program illustrates this concept. </text:p>
      <text:p text:style-name="Standard"/>
      <text:p text:style-name="Standard">Dim myZstring As Zstring Ptr </text:p>
      <text:p text:style-name="Standard">myZstring = Callocate(10, Sizeof(Byte)) </text:p>
      <text:p text:style-name="Standard">*myZstring = "Hello FB!" </text:p>
      <text:p text:style-name="Standard">Print "F is at position";Instr(*myZstring, "F") </text:p>
      <text:p text:style-name="Standard">Deallocate myZstring </text:p>
      <text:p text:style-name="Standard">Sleep </text:p>
      <text:p text:style-name="Standard">End </text:p>
      <text:p text:style-name="Standard"/>
      <text:p text:style-name="Standard"/>
      <text:p text:style-name="Standard">Listing 9.5: zstringfunc.bas </text:p>
      <text:p text:style-name="Standard"/>
      <text:p text:style-name="Standard"><text:tab/>Analysis: Line 3 dimensions a Zstring pointer, myZstring. Line 5 allocates some space for the string data in line 6. Line 8 uses the Instr function to determine the position </text:p>
      <text:p text:style-name="Standard"/>
      <text:p text:style-name="Standard"/>
      <text:p text:style-name="Standard">of the F character in the string and prints the position to the screen. Notice that the dereference operator is used inside the function with myZstring so that Instr has access to the string data. Line 10 deallocates the memory assigned to the variable. The program is then closed in the usual way. </text:p>
      <text:p text:style-name="Standard"/>
      <text:p text:style-name="Standard">When you run the program you should see the following output. </text:p>
      <text:p text:style-name="Standard"/>
      <text:p text:style-name="Standard">F is at position 7 </text:p>
      <text:p text:style-name="Standard"/>
      <text:p text:style-name="Standard"/>
      <text:p text:style-name="Standard">Output 9.5: Output of zstringfunc.bas </text:p>
      <text:p text:style-name="Standard"><text:soft-page-break/></text:p>
      <text:p text:style-name="Standard">This technique only applies to a Zstring pointer. A fixed length Zstring can be passed directly to the string functions with no need to dereference the variable. </text:p>
      <text:p text:style-name="Standard"/>
      <text:p text:style-name="Standard">The MK* and CV* String Functions </text:p>
      <text:p text:style-name="Standard"/>
      <text:p text:style-name="Standard">There are times when you will want to save numeric data to a disk file, such as when you are creating your own database system. Saving numeric data as strings can be problematic since the string representation of the data can vary. Once solution to this problem is to use the various MK* functions which convert the binary representation of a number into a string, and CV* functions which convert the string back into a number. The advantage of using these functions is consistent numeric representation; an integer is converted into a 4-byte string, a double is converted into an 8-byte string. This makes saving and reading binary data from the disk quite easy. The following table lists the MK*</text:p>
      <text:p text:style-name="Standard">and CV* functions. </text:p>
      <text:p text:style-name="Standard"/>
      <text:p text:style-name="Standard">Function Syntax Comment </text:p>
      <text:p text:style-name="Standard">Mkd B = Mkd(number) Converts a double-type number to a string with length of 8 bytes. </text:p>
      <text:p text:style-name="Standard">Mki B = Mki(number) Converts an integer-type number to a string with length of 4 bytes. </text:p>
      <text:p text:style-name="Standard">Mkl B = Mkl(number) Converts a long-type number to a string with length of 4 bytes. </text:p>
      <text:p text:style-name="Standard">Mklongint B = Mklongint Converts a longint-type number to a string with length of 8 bytes. </text:p>
      <text:p text:style-name="Standard">Mks B = Mks(number) Converts a single-type number to a string with length of 4 bytes. </text:p>
      <text:p text:style-name="Standard">Mkshort B = Mkshort Converts a short-type number to a string with length of 2 bytes. </text:p>
      <text:p text:style-name="Standard">Cvd B = Cvd(string) Converts an 8 byte string </text:p>
      <text:p text:style-name="Standard"/>
      <text:p text:style-name="Standard"/>
      <text:p text:style-name="Standard">Function Syntax Comment </text:p>
      <text:p text:style-name="Standard">created with Mkd into a </text:p>
      <text:p text:style-name="Standard">double-type number. </text:p>
      <text:p text:style-name="Standard">Cvi B = Cvi(string) Converts a 4 byte string created with Mki into an </text:p>
      <text:p text:style-name="Standard">integer-type number. </text:p>
      <text:p text:style-name="Standard">Cvl B = Cvl(sring) Converts a 4 byte string created with Mkl into an </text:p>
      <text:p text:style-name="Standard">integer-type number. </text:p>
      <text:p text:style-name="Standard">Cvlongint B = Cvlongint(string) Converts an 8 byte string created with Mklongint into a longint-type number. </text:p>
      <text:p text:style-name="Standard">Cvs B = Cvs(string) Converts a 4 byte string created with Mks into a </text:p>
      <text:p text:style-name="Standard">single-type number. </text:p>
      <text:p text:style-name="Standard">Cvshort B = Cvshort(string) Converts a 2 byte string created with Mkshort into a </text:p>
      <text:p text:style-name="Standard">short-type number. </text:p>
      <text:p text:style-name="Standard"/>
      <text:p text:style-name="Standard">Table 9.3: MK* and CV* String Conversion Functions </text:p>
      <text:p text:style-name="Standard"/>
      <text:p text:style-name="Standard">The following program shows how to use the functions. </text:p>
      <text:p text:style-name="Standard"/>
      <text:p text:style-name="Standard">1 </text:p>
      <text:p text:style-name="Standard">2 </text:p>
      <text:p text:style-name="Standard">3 </text:p>
      <text:p text:style-name="Standard">4 </text:p>
      <text:p text:style-name="Standard">5 </text:p>
      <text:p text:style-name="Standard"><text:soft-page-break/>6 </text:p>
      <text:p text:style-name="Standard">7 </text:p>
      <text:p text:style-name="Standard">8 </text:p>
      <text:p text:style-name="Standard">9 </text:p>
      <text:p text:style-name="Standard">10 </text:p>
      <text:p text:style-name="Standard">11 </text:p>
      <text:p text:style-name="Standard">12 </text:p>
      <text:p text:style-name="Standard">13 </text:p>
      <text:p text:style-name="Standard">14 </text:p>
      <text:p text:style-name="Standard">15 </text:p>
      <text:p text:style-name="Standard">16 </text:p>
      <text:p text:style-name="Standard">17 </text:p>
      <text:p text:style-name="Standard">18 </text:p>
      <text:p text:style-name="Standard">19 </text:p>
      <text:p text:style-name="Standard">20 </text:p>
      <text:p text:style-name="Standard">21 </text:p>
      <text:p text:style-name="Standard">22 </text:p>
      <text:p text:style-name="Standard"/>
      <text:p text:style-name="Standard"/>
      <text:p text:style-name="Standard">Option Explicit </text:p>
      <text:p text:style-name="Standard"/>
      <text:p text:style-name="Standard"/>
      <text:p text:style-name="Standard">'Create some numeric variables </text:p>
      <text:p text:style-name="Standard">Dim As Integer myInt, myIntC, i </text:p>
      <text:p text:style-name="Standard">Dim As Double myDbl, myDblC </text:p>
      <text:p text:style-name="Standard">'Create some string variables </text:p>
      <text:p text:style-name="Standard">Dim As String mySInt, mySDbl </text:p>
      <text:p text:style-name="Standard"/>
      <text:p text:style-name="Standard"/>
      <text:p text:style-name="Standard">'Load some data </text:p>
      <text:p text:style-name="Standard">myInt = 10 </text:p>
      <text:p text:style-name="Standard">myDbl = 254.56 </text:p>
      <text:p text:style-name="Standard">Print "Integer: ";myInt </text:p>
      <text:p text:style-name="Standard">Print "Double: ";myDbl </text:p>
      <text:p text:style-name="Standard">Print </text:p>
      <text:p text:style-name="Standard">'Convert to strings </text:p>
      <text:p text:style-name="Standard">mySInt = Mki(myInt) </text:p>
      <text:p text:style-name="Standard">mySDbl = Mkd(myDbl) </text:p>
      <text:p text:style-name="Standard">Print </text:p>
      <text:p text:style-name="Standard">'Print out values </text:p>
      <text:p text:style-name="Standard">Print "Mki: "; </text:p>
      <text:p text:style-name="Standard">For i = 1 To Len(mySInt)</text:p>
      <text:p text:style-name="Standard"/>
      <text:p text:style-name="Standard"/>
      <text:p text:style-name="Standard"><text:s/>Print Asc(Mid(mySInt, i, 1));" "; </text:p>
      <text:p text:style-name="Standard"/>
      <text:p text:style-name="Standard"/>
      <text:p text:style-name="Standard"/>
      <text:p text:style-name="Standard"><text:soft-page-break/>23 </text:p>
      <text:p text:style-name="Standard">24 </text:p>
      <text:p text:style-name="Standard">25 </text:p>
      <text:p text:style-name="Standard">26 </text:p>
      <text:p text:style-name="Standard">27 </text:p>
      <text:p text:style-name="Standard">28 </text:p>
      <text:p text:style-name="Standard">29 </text:p>
      <text:p text:style-name="Standard">30 </text:p>
      <text:p text:style-name="Standard">31 </text:p>
      <text:p text:style-name="Standard">32 </text:p>
      <text:p text:style-name="Standard">33 </text:p>
      <text:p text:style-name="Standard">34 </text:p>
      <text:p text:style-name="Standard">35 </text:p>
      <text:p text:style-name="Standard">36 </text:p>
      <text:p text:style-name="Standard">37 </text:p>
      <text:p text:style-name="Standard">38 </text:p>
      <text:p text:style-name="Standard"/>
      <text:p text:style-name="Standard"/>
      <text:p text:style-name="Standard">Next </text:p>
      <text:p text:style-name="Standard"/>
      <text:p text:style-name="Standard"/>
      <text:p text:style-name="Standard">Print </text:p>
      <text:p text:style-name="Standard"/>
      <text:p text:style-name="Standard"/>
      <text:p text:style-name="Standard">Print "Mkd: "; </text:p>
      <text:p text:style-name="Standard"/>
      <text:p text:style-name="Standard"/>
      <text:p text:style-name="Standard">For i = 1 To Len(mySDbl) </text:p>
      <text:p text:style-name="Standard">Print Asc(Mid(mySDbl, i, 1));" "; </text:p>
      <text:p text:style-name="Standard"/>
      <text:p text:style-name="Standard"/>
      <text:p text:style-name="Standard">Next </text:p>
      <text:p text:style-name="Standard"/>
      <text:p text:style-name="Standard"/>
      <text:p text:style-name="Standard">Print </text:p>
      <text:p text:style-name="Standard"/>
      <text:p text:style-name="Standard"/>
      <text:p text:style-name="Standard">'Convert back to numbers </text:p>
      <text:p text:style-name="Standard"/>
      <text:p text:style-name="Standard"/>
      <text:p text:style-name="Standard">myIntC = Cvi(mySInt) </text:p>
      <text:p text:style-name="Standard"/>
      <text:p text:style-name="Standard"/>
      <text:p text:style-name="Standard">myDblC = Cvd(mySDbl) </text:p>
      <text:p text:style-name="Standard"/>
      <text:p text:style-name="Standard"/>
      <text:p text:style-name="Standard">Print </text:p>
      <text:p text:style-name="Standard"/>
      <text:p text:style-name="Standard"><text:soft-page-break/></text:p>
      <text:p text:style-name="Standard">Print "Cvi: ";myIntC </text:p>
      <text:p text:style-name="Standard"/>
      <text:p text:style-name="Standard"/>
      <text:p text:style-name="Standard">Print "Cvd: ";myDblC </text:p>
      <text:p text:style-name="Standard"/>
      <text:p text:style-name="Standard"/>
      <text:p text:style-name="Standard">Sleep </text:p>
      <text:p text:style-name="Standard">End </text:p>
      <text:p text:style-name="Standard"/>
      <text:p text:style-name="Standard"/>
      <text:p text:style-name="Standard">Listing 9.6: mkcv.bas </text:p>
      <text:p text:style-name="Standard"/>
      <text:p text:style-name="Standard"><text:tab/>Analysis: Line 4 creates three integer-type variables, myInt which will contain the initial integer value, myIntC which will contain the numeric value after the Cvi conversion and i which is a variable that will be used in the following For loop. Line 5 create two double-type variables, myDbl which will contain the initial double value and myDblC which will contain the Cvd conversion value. Line 7 creates two string variables, mySInt and mySDbl which will contain the Mki and Mkd string conversion values respectively. </text:p>
      <text:p text:style-name="Standard"/>
      <text:p text:style-name="Standard">Lines 10 and 11 set the initial values of the variables and lines 12 and 13 print out those values for reference. Lines 16 and 17 convert the integer and double values to binary string representations using the Mki and Mkd functions. Line 21 through 23 printout the ASCII code values for the converted integer string. The Len function is used to determine the length of the string, which in the case of the integer will be four bytes. The ascii codes are print rather than the characters since the string is a binary representation of the integer value and some of the characters will not be visible on the screen. Lines 26through 28 print out the character values for the converted double-type value. </text:p>
      <text:p text:style-name="Standard"/>
      <text:p text:style-name="Standard">Lines 31 and 32 convert the string representations back into numeric values which are printed to the screen in lines 34 and 35. </text:p>
      <text:p text:style-name="Standard"/>
      <text:p text:style-name="Standard">When you run the program you should see the following output. </text:p>
      <text:p text:style-name="Standard"/>
      <text:p text:style-name="Standard">Integer: 10 </text:p>
      <text:p text:style-name="Standard"/>
      <text:p text:style-name="Standard"/>
      <text:p text:style-name="Standard">Double: 254.56 </text:p>
      <text:p text:style-name="Standard"/>
      <text:p text:style-name="Standard"/>
      <text:p text:style-name="Standard">Mki: 10 0 0 0 </text:p>
      <text:p text:style-name="Standard"/>
      <text:p text:style-name="Standard"/>
      <text:p text:style-name="Standard">Mkd: 82 184 30 133 235 209 111 64 </text:p>
      <text:p text:style-name="Standard"/>
      <text:p text:style-name="Standard"/>
      <text:p text:style-name="Standard"/>
      <text:p text:style-name="Standard">Cvi: 10 </text:p>
      <text:p text:style-name="Standard"/>
      <text:p text:style-name="Standard"><text:soft-page-break/></text:p>
      <text:p text:style-name="Standard">Cvd: 254.56 </text:p>
      <text:p text:style-name="Standard"/>
      <text:p text:style-name="Standard"/>
      <text:p text:style-name="Standard">Output 9.6: Output of mkcv.bas </text:p>
      <text:p text:style-name="Standard"/>
      <text:p text:style-name="Standard">You can see from the output that the Mk* functions create an exact binary representation of the numeric values. Since the Mk* functions create strings that are the same length as their numeric counterparts, you have a very consistent representation of the numbers. This makes these functions quite useful when creating variable length records that will be stored on the disk. </text:p>
      <text:p text:style-name="Standard"/>
      <text:p text:style-name="Standard">If your program requires fixed-length records, you can use a Type definition to create disk records. This technique will be covered in the chapter on file handling. </text:p>
      <text:p text:style-name="Standard"/>
      <text:p text:style-name="Standard">Numeric String Conversion Functions </text:p>
      <text:p text:style-name="Standard"/>
      <text:p text:style-name="Standard">You find as you write programs that there are instances where you need to convert a text string such as “124.5” into a number, and the number 124.5 into a string.</text:p>
      <text:p text:style-name="Standard">FreeBasic has several conversion functions that can be used to accomplish these tasks. </text:p>
      <text:p text:style-name="Standard"/>
      <text:p text:style-name="Standard">Function Syntax Comment </text:p>
      <text:p text:style-name="Standard">Format B = Format(number,</text:p>
      <text:p text:style-name="Standard">format_string) </text:p>
      <text:p text:style-name="Standard">Returns a formatted </text:p>
      <text:p text:style-name="Standard">number. You must include </text:p>
      <text:p text:style-name="Standard">"vbcompat.bi" in your program to use this function. </text:p>
      <text:p text:style-name="Standard">Str B = Str(number) Converts a numeric </text:p>
      <text:p text:style-name="Standard">expression to a string representation. That is, 145will become “145”. </text:p>
      <text:p text:style-name="Standard">Val B = Val(string) Converts a string to a double value. The Val </text:p>
      <text:p text:style-name="Standard">functions will convert from </text:p>
      <text:p text:style-name="Standard">left to right, ending at the first non-numeric character. </text:p>
      <text:p text:style-name="Standard">Valint B = Valint(string) Converts a string to an integer value. </text:p>
      <text:p text:style-name="Standard">Vallng B = Vallng(string) Converts a string to a long integer value. </text:p>
      <text:p text:style-name="Standard">Valuint B = Valuint(string) Converts a string to an unsigned integer value. </text:p>
      <text:p text:style-name="Standard">Valulong B = Valulong(string) Converts a string to an unsigned long integer value. </text:p>
      <text:p text:style-name="Standard"/>
      <text:p text:style-name="Standard">Table 9.4: Numeric String Functions </text:p>
      <text:p text:style-name="Standard"/>
      <text:p text:style-name="Standard"/>
      <text:p text:style-name="Standard">These functions work just like the Mk* and Cv* functions, except that these functions work with text representations of the numeric values rather than binary representations. A common usage of these functions is in reading text files that contain text numbers, such as ini files, and the text needs to be converted to a number, and then </text:p>
      <text:p text:style-name="Standard">back to a string for output to the disk. They are also useful for getting input from the user, a technique you will see in the chapter on the console functions. </text:p>
      <text:p text:style-name="Standard"/>
      <text:p text:style-name="Standard">The Format function is a general purpose function that can format numbers, date sand time. A separate chapter is devoted to using the Format function. </text:p>
      <text:p text:style-name="Standard"><text:soft-page-break/></text:p>
      <text:p text:style-name="Standard">Wide String Functions </text:p>
      <text:p text:style-name="Standard"/>
      <text:p text:style-name="Standard">Since wide strings contain 16-bit characters, there are a few string functions that work specifically with wide strings. The functions listed in the following table behave in the same manner as their 8-bit counterparts. </text:p>
      <text:p text:style-name="Standard"/>
      <text:p text:style-name="Standard">Function Syntax Comment </text:p>
      <text:p text:style-name="Standard">Wbin B = Wbin(number) </text:p>
      <text:p text:style-name="Standard">B = Wbin(number, digits) </text:p>
      <text:p text:style-name="Standard">Returns the binary form of number as a wide string.</text:p>
      <text:p text:style-name="Standard">Can optionally return only number of digits. </text:p>
      <text:p text:style-name="Standard">Wchr B = Wchr(unicode) </text:p>
      <text:p text:style-name="Standard">B = Wchr(unicode, unicode,</text:p>
      <text:p text:style-name="Standard">...) </text:p>
      <text:p text:style-name="Standard">Returns the character </text:p>
      <text:p text:style-name="Standard">represented by Unicode. If multiple codes are passed to Wchr, the function will </text:p>
      <text:p text:style-name="Standard">return a string of unicode characters. </text:p>
      <text:p text:style-name="Standard">Whex B = Whex(number) </text:p>
      <text:p text:style-name="Standard">B = Whex(number, digits) </text:p>
      <text:p text:style-name="Standard">Returns the hexadecimal </text:p>
      <text:p text:style-name="Standard">form of number as a wide </text:p>
      <text:p text:style-name="Standard">string. Can optionally return only number of digits. </text:p>
      <text:p text:style-name="Standard">Woct B = Woct(number) </text:p>
      <text:p text:style-name="Standard">B = Woct(number, digits) </text:p>
      <text:p text:style-name="Standard">Returns the octal form of </text:p>
      <text:p text:style-name="Standard">number as a wide string.</text:p>
      <text:p text:style-name="Standard">Can optionally return only number of digits. </text:p>
      <text:p text:style-name="Standard">Wspace B = Wspace(number) Returns a wide string with number of spaces. </text:p>
      <text:p text:style-name="Standard">Wstr B = Wstr(number) </text:p>
      <text:p text:style-name="Standard">B = Wstr(ASCII_string) </text:p>
      <text:p text:style-name="Standard">The first form of Wstr will </text:p>
      <text:p text:style-name="Standard">return a wide string resprestation of a number.</text:p>
      <text:p text:style-name="Standard">The second form will </text:p>
      <text:p text:style-name="Standard">convert an ASCII string to a Unicode string. </text:p>
      <text:p text:style-name="Standard">Wstring B = Wstring(number, code) </text:p>
      <text:p text:style-name="Standard">B = Wstring(number, string) </text:p>
      <text:p text:style-name="Standard">String will return a wide string with number of characters that correspond to the ASCII character code </text:p>
      <text:p text:style-name="Standard">or the first character of </text:p>
      <text:p text:style-name="Standard">string. </text:p>
      <text:p text:style-name="Standard"/>
      <text:p text:style-name="Standard"/>
      <text:p text:style-name="Standard">Table 9.5: Wide String Functions </text:p>
      <text:p text:style-name="Standard"/>
      <text:p text:style-name="Standard">The wide string functions work in the same manner as their regular string </text:p>
      <text:p text:style-name="Standard">counterparts. </text:p>
      <text:p text:style-name="Standard"/>
      <text:p text:style-name="Standard">String Operators </text:p>
      <text:p text:style-name="Standard"><text:soft-page-break/></text:p>
      <text:p text:style-name="Standard">There are two string operators &amp; and + which concatenate two or more strings </text:p>
      <text:p text:style-name="Standard">together. &amp; is preferred over + since &amp; will automatically convert the operands to strings, </text:p>
      <text:p text:style-name="Standard">where + will not. </text:p>
      <text:p text:style-name="Standard"/>
      <text:p text:style-name="Standard"/>
      <text:p text:style-name="Standard">A Look Ahead </text:p>
      <text:p text:style-name="Standard"/>
      <text:p text:style-name="Standard">So far in the book you have seen the individual intrinsic data types. There are times though when you need an aggregate data type to fully describe your data. This is where Type definitions and Unions come in handy, which are discussed in the next chap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Regular"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S Mincho" style:font-family-asian="'MS Minch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name-asian="SimSun" style:font-family-asian="SimSu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name-asian="SimSun" style:font-family-asian="SimSu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SimSun" style:font-family-asian="SimSun"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3-07T21:41:43.074951577</meta:creation-date>
    <dc:date>2020-08-16T22:13:52.840000000</dc:date>
    <meta:editing-duration>PT8M57S</meta:editing-duration>
    <meta:editing-cycles>5</meta:editing-cycles>
    <meta:generator>LibreOffice/6.4.5.2$Windows_X86_64 LibreOffice_project/a726b36747cf2001e06b58ad5db1aa3a9a1872d6</meta:generator>
    <meta:document-statistic meta:table-count="1" meta:image-count="0" meta:object-count="0" meta:page-count="11" meta:paragraph-count="322" meta:word-count="2790" meta:character-count="16747" meta:non-whitespace-character-count="13976"/>
  </office:meta>
</office:document-meta>
</file>